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00ff"/>
    </style:style>
    <style:style style:name="P2" style:family="paragraph" style:parent-style-name="Standard">
      <style:paragraph-properties fo:margin-left="-0.3181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background-color="#00cccc"/>
    </style:style>
    <style:style style:name="P5" style:family="paragraph" style:parent-style-name="Standard">
      <style:paragraph-properties fo:background-color="#ff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fo:color="#009933" fo:font-weight="bold" style:font-weight-asian="bold" style:font-weight-complex="bold"/>
    </style:style>
    <style:style style:name="T6" style:family="text">
      <style:text-properties fo:color="#6600cc" fo:font-weight="bold" style:font-weight-asian="bold" style:font-weight-complex="bold"/>
    </style:style>
    <style:style style:name="T7" style:family="text">
      <style:text-properties fo:color="#9900ff" fo:font-weight="bold" style:font-weight-asian="bold" style:font-weight-complex="bold"/>
    </style:style>
    <style:style style:name="T8" style:family="text">
      <style:text-properties fo:color="#003333" fo:font-weight="bold" style:font-weight-asian="bold" style:font-weight-complex="bold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ccff"/>
    </style:style>
    <style:style style:name="T11" style:family="text">
      <style:text-properties fo:color="#00ccff" fo:font-weight="bold" style:font-weight-asian="bold" style:font-weight-complex="bold"/>
    </style:style>
    <style:style style:name="T12" style:family="text">
      <style:text-properties fo:background-color="#004586"/>
    </style:style>
    <style:style style:name="T13" style:family="text">
      <style:text-properties fo:background-color="#ff3333"/>
    </style:style>
    <style:style style:name="T14" style:family="text">
      <style:text-properties fo:background-color="#7e0021"/>
    </style:style>
    <style:style style:name="T15" style:family="text">
      <style:text-properties fo:background-color="#ff6600"/>
    </style:style>
    <style:style style:name="T16" style:family="text">
      <style:text-properties fo:background-color="#ff0000"/>
    </style:style>
    <style:style style:name="T17" style:family="text">
      <style:text-properties fo:background-color="#ff33ff"/>
    </style:style>
    <style:style style:name="T18" style:family="text">
      <style:text-properties fo:background-color="#ff00cc"/>
    </style:style>
    <style:style style:name="T19" style:family="text">
      <style:text-properties fo:background-color="#00cccc"/>
    </style:style>
    <style:style style:name="T20" style:family="text">
      <style:text-properties fo:color="#00cccc"/>
    </style:style>
    <style:style style:name="T21" style:family="text">
      <style:text-properties fo:color="#00cccc" fo:font-weight="bold" style:font-weight-asian="bold" style:font-weight-complex="bold"/>
    </style:style>
    <style:style style:name="T22" style:family="text">
      <style:text-properties fo:color="#336699"/>
    </style:style>
    <style:style style:name="T23" style:family="text">
      <style:text-properties fo:color="#1c1c1c"/>
    </style:style>
    <style:style style:name="T24" style:family="text">
      <style:text-properties fo:color="#1c1c1c" fo:font-weight="bold" style:font-weight-asian="bold" style:font-weight-complex="bold"/>
    </style:style>
    <style:style style:name="T25" style:family="text">
      <style:text-properties fo:background-color="#1c1c1c"/>
    </style:style>
    <style:style style:name="T26" style:family="text">
      <style:text-properties fo:background-color="#0000ff"/>
    </style:style>
    <style:style style:name="T27" style:family="text">
      <style:text-properties fo:background-color="#ffffff"/>
    </style:style>
    <style:style style:name="T28" style:family="text">
      <style:text-properties fo:color="#6666ff" fo:background-color="#ffffff"/>
    </style:style>
    <style:style style:name="T29" style:family="text">
      <style:text-properties fo:color="#6666ff" fo:font-weight="bold" fo:background-color="#ffffff" style:font-weight-asian="bold" style:font-weight-complex="bold"/>
    </style:style>
    <style:style style:name="T30" style:family="text">
      <style:text-properties fo:background-color="#579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ent3</text:p>
      <text:p text:style-name="Standard">{<text:span text:style-name="T6">Attr_0 </text:span><text:span text:style-name="T5">He argues </text:span><text:span text:style-name="T7">Attr_0</text:span>} </text:p>
      <text:p text:style-name="Standard"><text:tab/>{Exp_0_<text:span text:style-name="T8">Arg1</text:span> <text:span text:style-name="T2">that even</text:span> </text:p>
      <text:p text:style-name="Standard"><text:tab/><text:tab/>{Exp_0_<text:span text:style-name="T12">conn</text:span>_Concession <text:span text:style-name="T1">though</text:span> Exp_0_<text:span text:style-name="T12">conn</text:span>} </text:p>
      <text:p text:style-name="Standard"><text:tab/><text:tab/>{Exp_0_<text:span text:style-name="T11">Arg2 </text:span><text:span text:style-name="T4">some European countries allow gay marriage</text:span> </text:p>
      <text:p text:style-name="Standard"><text:s text:c="24"/>Exp_0_<text:span text:style-name="T11">Arg2</text:span><text:span text:style-name="T9">}</text:span> </text:p>
      <text:p text:style-name="Standard"><text:tab/>, <text:span text:style-name="T2">90 % of the world bans gay marriages</text:span> </text:p>
      <text:p text:style-name="Standard"><text:s text:c="12"/>Exp_0_<text:span text:style-name="T8">Arg1</text:span>} .</text:p>
      <text:p text:style-name="Standard"/>
      <text:p text:style-name="Standard"/>
      <text:p text:style-name="Standard">Sent 25</text:p>
      <text:p text:style-name="Standard">S1 then states that in many anglo countries, it is not for a heterosexual contract, and in marriage with couples who cannot have children, it's not for a family unit either.</text:p>
      <text:p text:style-name="Standard">Parsed Text:</text:p>
      <text:p text:style-name="Standard"/>
      <text:p text:style-name="Standard">{<text:span text:style-name="T15">Attr_0 </text:span></text:p>
      <text:p text:style-name="Standard"><text:s text:c="5"/>{<text:span text:style-name="T24">Exp_0_Arg2 </text:span></text:p>
      <text:p text:style-name="Standard"><text:tab/>{<text:span text:style-name="T18">Exp_0_Arg1 </text:span><text:span text:style-name="T17">S1 </text:span></text:p>
      <text:p text:style-name="Standard"><text:tab/> <text:s text:c="3"/>{Exp_0_<text:span text:style-name="T12">conn</text:span>_Asynchronous then Exp_0_<text:span text:style-name="T12">conn</text:span>} </text:p>
      <text:p text:style-name="Standard"><text:span text:style-name="T15">states</text:span> <text:span text:style-name="T15">Attr_0</text:span>} <text:span text:style-name="T18">that </text:span></text:p>
      <text:p text:style-name="Standard"><text:s text:c="23"/>{Exp_1_<text:span text:style-name="T13">Arg1</text:span> <text:span text:style-name="T13">in many anglo countries , it is not for a heterosexual contract </text:span>Exp_1<text:span text:style-name="T13">_Arg1</text:span>} <text:s text:c="2"/></text:p>
      <text:p text:style-name="P2"><text:s text:c="9"/><text:tab/><text:tab/> <text:s text:c="6"/>{Exp_1_<text:span text:style-name="T14">conn</text:span>_Conjunction <text:span text:style-name="T1">and</text:span> Exp_1_<text:span text:style-name="T14">conn</text:span>} </text:p>
      <text:p text:style-name="P3"><text:tab/><text:tab/>{Exp_1_<text:span text:style-name="T11">Arg2</text:span> i<text:span text:style-name="T19">n marriage with couples who can not have <text:s/>children , it 's not for a family unit <text:s text:c="3"/></text:span></text:p>
      <text:p text:style-name="P4"><text:s text:c="24"/>either </text:p>
      <text:p text:style-name="P3"><text:s text:c="24"/><text:span text:style-name="T21">Exp_1_Arg2</text:span>} . </text:p>
      <text:p text:style-name="P2"><text:s text:c="24"/><text:span text:style-name="T17">Exp_0_Arg1</text:span>} </text:p>
      <text:p text:style-name="P2"><text:s text:c="15"/><text:span text:style-name="T24">Exp_0_Arg2}</text:span></text:p>
      <text:p text:style-name="Standard"/>
      <text:p text:style-name="Standard"/>
      <text:p text:style-name="Standard"/>
      <text:p text:style-name="Standard"/>
      <text:p text:style-name="Standard"/>
      <text:p text:style-name="Standard">60: <text:s/>S2 then questions which god would enforce marriage when the ceremony is done by a judge, and he states that polygamy is a way for bisexuals to stay under the radar.</text:p>
      <text:p text:style-name="Standard">{<text:span text:style-name="T25">Exp_2_Arg1</text:span> {</text:p>
      <text:p text:style-name="Standard"><text:s text:c="4"/><text:span text:style-name="T30"><text:s/>Exp_0_Arg2</text:span> {</text:p>
      <text:p text:style-name="Standard"><text:s text:c="7"/><text:span text:style-name="T17"><text:s/>Exp _0_Arg1 S2 </text:span></text:p>
      <text:p text:style-name="Standard"><text:s text:c="12"/>{Exp<text:span text:style-name="T4">_0_</text:span>conn_Asynchronous <text:span text:style-name="T4">then</text:span> Exp_<text:span text:style-name="T4">0_</text:span>conn} </text:p>
      <text:p text:style-name="Standard"><text:s text:c="29"/><text:span text:style-name="T17">questions </text:span></text:p>
      <text:p text:style-name="Standard"><text:s text:c="34"/>{<text:span text:style-name="T13">Exp_1_Arg1 which god would enforce marriage Exp_1_Arg1</text:span>} <text:s text:c="7"/></text:p>
      <text:p text:style-name="Standard"><text:s text:c="34"/>{Exp_1_conn_Synchrony <text:span text:style-name="T13">when</text:span> Exp_1_conn} </text:p>
      <text:p text:style-name="Standard"><text:s text:c="34"/>{<text:span text:style-name="T13">Exp_1_Arg2 the ceremony is done by a judge Exp_1_Arg2</text:span>} , </text:p>
      <text:p text:style-name="Standard"><text:span text:style-name="T25"><text:s/>Exp_2_Arg1</text:span>} </text:p>
      <text:p text:style-name="Standard">{Exp_2_conn_Conjunction <text:span text:style-name="T26">and </text:span>Exp_2_conn} </text:p>
      <text:p text:style-name="P5">{<text:span text:style-name="T26">Exp_2_Arg2 </text:span><text:span text:style-name="T29">he states that polygamy is a way for bisexuals to stay under the radar .</text:span><text:span text:style-name="T27"> </text:span></text:p>
      <text:p text:style-name="Standard"><text:s text:c="8"/><text:span text:style-name="T17">Exp_0_Arg1</text:span>} </text:p>
      <text:p text:style-name="Standard"><text:s/><text:span text:style-name="T30"><text:s text:c="3"/>Exp_0_Arg2</text:span>} </text:p>
      <text:p text:style-name="P1">Exp_2_Arg2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819in" fo:margin-right="0.781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09-23T20:01:58</meta:creation-date>
    <dc:date>2014-09-23T21:41:59</dc:date>
    <dc:creator>amita misra</dc:creator>
    <meta:editing-duration>PT1H40M2S</meta:editing-duration>
    <meta:editing-cycles>6</meta:editing-cycles>
    <meta:generator>OpenOffice/4.1.0$Unix OpenOffice.org_project/410m18$Build-9764</meta:generator>
    <meta:document-statistic meta:table-count="0" meta:image-count="0" meta:object-count="0" meta:page-count="1" meta:paragraph-count="38" meta:word-count="201" meta:character-count="1720"/>
  </office:meta>
</office:document-meta>
</file>